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1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36mm"/>
    </style:style>
    <style:style style:name="co5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10">
      <style:table-cell-properties fo:background-color="#f04e4d" fo:border="0.99pt solid #000000"/>
    </style:style>
    <style:style style:name="ce9" style:family="table-cell" style:parent-style-name="Default" style:data-style-name="N110">
      <style:table-cell-properties fo:border="0.99pt solid #000000"/>
    </style:style>
    <style:style style:name="ce14" style:family="table-cell" style:parent-style-name="Default" style:data-style-name="N110"/>
    <style:style style:name="ce16" style:family="table-cell" style:parent-style-name="Default" style:data-style-name="N0"/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0" style:family="table-cell" style:parent-style-name="Default" style:data-style-name="N111">
      <style:table-cell-properties fo:border="0.99pt solid #000000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159.99mm" svg:height="89.99mm" svg:x="53.73mm" svg:y="126mm">
            <draw:object draw:notify-on-update-of-ranges="cmos.A23:cmos.A23 cmos.B23:cmos.L23 cmos.A10:cmos.A10 cmos.B24:cmos.L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ET (Linear Energy Transfer)</text:p>
          </table:table-cell>
          <table:covered-table-cell table:style-name="ce1"/>
          <table:covered-table-cell table:number-columns-repeated="8"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 table:number-columns-repeated="3" table:style-name="ce8" office:value-type="float" office:value="0.000015" calcext:value-type="float">
            <text:p>15,0E-06</text:p>
          </table:table-cell>
          <table:table-cell table:number-columns-repeated="2" table:style-name="ce8" office:value-type="float" office:value="0.000031" calcext:value-type="float">
            <text:p>31,0E-06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/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9" office:value-type="float" office:value="0.000037" calcext:value-type="float">
            <text:p>37,0E-06</text:p>
          </table:table-cell>
          <table:table-cell table:number-columns-repeated="3" table:style-name="ce8" office:value-type="float" office:value="0.000015" calcext:value-type="float">
            <text:p>15,0E-06</text:p>
          </table:table-cell>
          <table:table-cell table:number-columns-repeated="2" table:style-name="ce9" office:value-type="float" office:value="0.000037" calcext:value-type="float">
            <text:p>37,0E-06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9" office:value-type="float" office:value="0.000037" calcext:value-type="float">
            <text:p>37,0E-06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9" office:value-type="float" office:value="0.000037" calcext:value-type="float">
            <text:p>37,0E-06</text:p>
          </table:table-cell>
          <table:table-cell table:number-columns-repeated="3" table:style-name="ce8" office:value-type="float" office:value="0.000015" calcext:value-type="float">
            <text:p>15,0E-06</text:p>
          </table:table-cell>
          <table:table-cell table:number-columns-repeated="2" table:style-name="ce9" office:value-type="float" office:value="0.000037" calcext:value-type="float">
            <text:p>37,0E-06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9" office:value-type="float" office:value="0.000037" calcext:value-type="float">
            <text:p>37,0E-06</text:p>
          </table:table-cell>
          <table:table-cell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 table:style-name="ce9" office:value-type="float" office:value="0.000029" calcext:value-type="float">
            <text:p>29,0E-06</text:p>
          </table:table-cell>
          <table:table-cell table:number-columns-repeated="2" table:style-name="ce8" office:value-type="float" office:value="0.000015" calcext:value-type="float">
            <text:p>15,0E-06</text:p>
          </table:table-cell>
          <table:table-cell table:number-columns-repeated="2" table:style-name="ce8" office:value-type="float" office:value="0.000031" calcext:value-type="float">
            <text:p>31,0E-06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/>
        </table:table-row>
        <table:table-row table:style-name="ro1">
          <table:table-cell table:style-name="ce7" table:number-columns-repeated="10"/>
          <table:table-cell/>
        </table:table-row>
        <table:table-row table:style-name="ro1">
          <table:table-cell table:style-name="ce2" office:value-type="string" calcext:value-type="string">
            <text:p>I min</text:p>
          </table:table-cell>
          <table:table-cell table:style-name="ce9" table:formula="of:=MIN([.B3:.B6])" office:value-type="float" office:value="0.000015" calcext:value-type="float">
            <text:p>15,0E-06</text:p>
          </table:table-cell>
          <table:table-cell table:style-name="ce9" table:formula="of:=MIN([.C3:.C6])" office:value-type="float" office:value="0.000031" calcext:value-type="float">
            <text:p>31,0E-06</text:p>
          </table:table-cell>
          <table:table-cell table:style-name="ce9" table:formula="of:=MIN([.D3:.D6])" office:value-type="float" office:value="0.000015" calcext:value-type="float">
            <text:p>15,0E-06</text:p>
          </table:table-cell>
          <table:table-cell table:style-name="ce9" table:formula="of:=MIN([.E3:.E6])" office:value-type="float" office:value="0.000015" calcext:value-type="float">
            <text:p>15,0E-06</text:p>
          </table:table-cell>
          <table:table-cell table:style-name="ce9" table:formula="of:=MIN([.F3:.F6])" office:value-type="float" office:value="0.000015" calcext:value-type="float">
            <text:p>15,0E-06</text:p>
          </table:table-cell>
          <table:table-cell table:style-name="ce9" table:formula="of:=MIN([.G3:.G6])" office:value-type="float" office:value="0.000031" calcext:value-type="float">
            <text:p>31,0E-06</text:p>
          </table:table-cell>
          <table:table-cell table:style-name="ce9" table:formula="of:=MIN([.H3:.H6])" office:value-type="float" office:value="0.000031" calcext:value-type="float">
            <text:p>31,0E-06</text:p>
          </table:table-cell>
          <table:table-cell table:style-name="ce9" table:formula="of:=MIN([.I3:.I6])" office:value-type="float" office:value="0.000015" calcext:value-type="float">
            <text:p>15,0E-06</text:p>
          </table:table-cell>
          <table:table-cell table:style-name="ce9" table:formula="of:=MIN([.J3:.J6])" office:value-type="float" office:value="0.000031" calcext:value-type="float">
            <text:p>31,0E-0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T</text:p>
          </table:table-cell>
          <table:table-cell table:style-name="ce14" table:formula="of:=[.B8]*([.B16]-[.C16])/([.D16]*[.E16])" office:value-type="float" office:value="131944.444444444" calcext:value-type="float">
            <text:p>13,2E+04</text:p>
          </table:table-cell>
          <table:table-cell table:style-name="ce14" table:formula="of:=[.C8]*([.B16]-[.C16])/([.D16]*[.E16])" office:value-type="float" office:value="272685.185185185" calcext:value-type="float">
            <text:p>27,3E+04</text:p>
          </table:table-cell>
          <table:table-cell table:style-name="ce14" table:formula="of:=[.D8]*([.B16]-[.C16])/([.D16]*[.E16])" office:value-type="float" office:value="131944.444444444" calcext:value-type="float">
            <text:p>13,2E+04</text:p>
          </table:table-cell>
          <table:table-cell table:style-name="ce14" table:formula="of:=[.E8]*([.B16]-[.C16])/([.D16]*[.E16])" office:value-type="float" office:value="131944.444444444" calcext:value-type="float">
            <text:p>13,2E+04</text:p>
          </table:table-cell>
          <table:table-cell table:style-name="ce14" table:formula="of:=[.F8]*([.B16]-[.C16])/([.D16]*[.E16])" office:value-type="float" office:value="131944.444444444" calcext:value-type="float">
            <text:p>13,2E+04</text:p>
          </table:table-cell>
          <table:table-cell table:style-name="ce14" table:formula="of:=[.G8]*([.B16]-[.C16])/([.D16]*[.E16])" office:value-type="float" office:value="272685.185185185" calcext:value-type="float">
            <text:p>27,3E+04</text:p>
          </table:table-cell>
          <table:table-cell table:style-name="ce14" table:formula="of:=[.H8]*([.B16]-[.C16])/([.D16]*[.E16])" office:value-type="float" office:value="272685.185185185" calcext:value-type="float">
            <text:p>27,3E+04</text:p>
          </table:table-cell>
          <table:table-cell table:style-name="ce14" table:formula="of:=[.I8]*([.B16]-[.C16])/([.D16]*[.E16])" office:value-type="float" office:value="131944.444444444" calcext:value-type="float">
            <text:p>13,2E+04</text:p>
          </table:table-cell>
          <table:table-cell table:style-name="ce14" table:formula="of:=[.J8]*([.B16]-[.C16])/([.D16]*[.E16])" office:value-type="float" office:value="272685.185185185" calcext:value-type="float">
            <text:p>27,3E+04</text:p>
          </table:table-cell>
          <table:table-cell table:style-name="ce13"/>
        </table:table-row>
        <table:table-row table:style-name="ro1">
          <table:table-cell/>
          <table:table-cell table:style-name="ce16"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alfa</text:p>
          </table:table-cell>
          <table:table-cell office:value-type="string" calcext:value-type="string">
            <text:p>T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/>
          <table:table-cell table:style-name="ce18" office:value-type="float" office:value="0.0000000002" calcext:value-type="float">
            <text:p>2,00E-10</text:p>
          </table:table-cell>
          <table:table-cell table:style-name="ce18" office:value-type="float" office:value="0.00000000001" calcext:value-type="float">
            <text:p>1,00E-11</text:p>
          </table:table-cell>
          <table:table-cell table:style-name="ce18" office:value-type="float" office:value="0.0000000000000108" calcext:value-type="float">
            <text:p>1,08E-14</text:p>
          </table:table-cell>
          <table:table-cell table:style-name="ce18" office:value-type="float" office:value="0.000002" calcext:value-type="float">
            <text:p>2,00E-0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T</text:p>
          </table:table-cell>
          <table:table-cell table:style-name="ce19" table:formula="of:=[.B10]*0.001" office:value-type="float" office:value="131.944444444444" calcext:value-type="float">
            <text:p>131,94</text:p>
          </table:table-cell>
          <table:table-cell table:style-name="ce19" table:formula="of:=[.C10]*0.001" office:value-type="float" office:value="272.685185185185" calcext:value-type="float">
            <text:p>272,69</text:p>
          </table:table-cell>
          <table:table-cell table:style-name="ce19" table:formula="of:=[.D10]*0.001" office:value-type="float" office:value="131.944444444444" calcext:value-type="float">
            <text:p>131,94</text:p>
          </table:table-cell>
          <table:table-cell table:style-name="ce19" table:formula="of:=[.E10]*0.001" office:value-type="float" office:value="131.944444444444" calcext:value-type="float">
            <text:p>131,94</text:p>
          </table:table-cell>
          <table:table-cell table:style-name="ce19" table:formula="of:=[.F10]*0.001" office:value-type="float" office:value="131.944444444444" calcext:value-type="float">
            <text:p>131,94</text:p>
          </table:table-cell>
          <table:table-cell table:style-name="ce19" table:formula="of:=[.G10]*0.001" office:value-type="float" office:value="272.685185185185" calcext:value-type="float">
            <text:p>272,69</text:p>
          </table:table-cell>
          <table:table-cell table:style-name="ce19" table:formula="of:=[.H10]*0.001" office:value-type="float" office:value="272.685185185185" calcext:value-type="float">
            <text:p>272,69</text:p>
          </table:table-cell>
          <table:table-cell table:style-name="ce19" table:formula="of:=[.I10]*0.001" office:value-type="float" office:value="131.944444444444" calcext:value-type="float">
            <text:p>131,94</text:p>
          </table:table-cell>
          <table:table-cell table:style-name="ce19" table:formula="of:=[.J10]*0.001" office:value-type="float" office:value="272.685185185185" calcext:value-type="float">
            <text:p>272,69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number-columns-repeated="2"/>
          <table:table-cell table:style-name="ce19" table:formula="of:=[.B10]*0.001" office:value-type="float" office:value="131.944444444444" calcext:value-type="float">
            <text:p>131,94</text:p>
          </table:table-cell>
          <table:table-cell table:style-name="ce19" table:formula="of:=[.C10]*0.001" office:value-type="float" office:value="272.685185185185" calcext:value-type="float">
            <text:p>272,69</text:p>
          </table:table-cell>
          <table:table-cell table:style-name="ce19" table:formula="of:=[.D10]*0.001" office:value-type="float" office:value="131.944444444444" calcext:value-type="float">
            <text:p>131,94</text:p>
          </table:table-cell>
          <table:table-cell table:style-name="ce19" table:formula="of:=[.E10]*0.001" office:value-type="float" office:value="131.944444444444" calcext:value-type="float">
            <text:p>131,94</text:p>
          </table:table-cell>
          <table:table-cell table:style-name="ce19" table:formula="of:=[.F10]*0.001" office:value-type="float" office:value="131.944444444444" calcext:value-type="float">
            <text:p>131,94</text:p>
          </table:table-cell>
          <table:table-cell table:style-name="ce19" table:formula="of:=[.G10]*0.001" office:value-type="float" office:value="272.685185185185" calcext:value-type="float">
            <text:p>272,69</text:p>
          </table:table-cell>
          <table:table-cell table:style-name="ce19" table:formula="of:=[.H10]*0.001" office:value-type="float" office:value="272.685185185185" calcext:value-type="float">
            <text:p>272,69</text:p>
          </table:table-cell>
          <table:table-cell table:style-name="ce19" table:formula="of:=[.I10]*0.001" office:value-type="float" office:value="131.944444444444" calcext:value-type="float">
            <text:p>131,94</text:p>
          </table:table-cell>
          <table:table-cell table:style-name="ce19" table:formula="of:=[.J10]*0.001" office:value-type="float" office:value="272.685185185185" calcext:value-type="float">
            <text:p>272,69</text:p>
          </table:table-cell>
        </table:table-row>
      </table:table>
      <table:table table:name="finFET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ET (Linear Energy Transfer)</text:p>
          </table:table-cell>
          <table:covered-table-cell table:style-name="ce1"/>
          <table:covered-table-cell table:number-columns-repeated="8"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95" calcext:value-type="float">
            <text:p>95,0E-06</text:p>
          </table:table-cell>
          <table:table-cell table:style-name="ce8" office:value-type="float" office:value="0.000059" calcext:value-type="float">
            <text:p>59,0E-06</text:p>
          </table:table-cell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67" calcext:value-type="float">
            <text:p>67,0E-06</text:p>
          </table:table-cell>
          <table:table-cell table:number-columns-repeated="2" table:style-name="ce9" office:value-type="float" office:value="0.000095" calcext:value-type="float">
            <text:p>95,0E-06</text:p>
          </table:table-cell>
          <table:table-cell table:style-name="ce9" office:value-type="float" office:value="0.000068" calcext:value-type="float">
            <text:p>68,0E-06</text:p>
          </table:table-cell>
          <table:table-cell table:style-name="ce9" office:value-type="float" office:value="0.000095" calcext:value-type="float">
            <text:p>95,0E-06</text:p>
          </table:table-cell>
          <table:table-cell/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83" calcext:value-type="float">
            <text:p>83,0E-06</text:p>
          </table:table-cell>
          <table:table-cell table:number-columns-repeated="2" table:style-name="ce9" office:value-type="float" office:value="0.000061" calcext:value-type="float">
            <text:p>61,0E-06</text:p>
          </table:table-cell>
          <table:table-cell table:style-name="ce8" office:value-type="float" office:value="0.000061" calcext:value-type="float">
            <text:p>61,0E-06</text:p>
          </table:table-cell>
          <table:table-cell table:number-columns-repeated="2" table:style-name="ce8" office:value-type="float" office:value="0.000083" calcext:value-type="float">
            <text:p>83,0E-06</text:p>
          </table:table-cell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83" calcext:value-type="float">
            <text:p>83,0E-06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83" calcext:value-type="float">
            <text:p>83,0E-06</text:p>
          </table:table-cell>
          <table:table-cell table:style-name="ce9" office:value-type="float" office:value="0.000061" calcext:value-type="float">
            <text:p>61,0E-06</text:p>
          </table:table-cell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61" calcext:value-type="float">
            <text:p>61,0E-06</text:p>
          </table:table-cell>
          <table:table-cell table:number-columns-repeated="2" table:style-name="ce8" office:value-type="float" office:value="0.000083" calcext:value-type="float">
            <text:p>83,0E-06</text:p>
          </table:table-cell>
          <table:table-cell table:style-name="ce9" office:value-type="float" office:value="0.000062" calcext:value-type="float">
            <text:p>62,0E-06</text:p>
          </table:table-cell>
          <table:table-cell table:style-name="ce8" office:value-type="float" office:value="0.000083" calcext:value-type="float">
            <text:p>83,0E-06</text:p>
          </table:table-cell>
          <table:table-cell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95" calcext:value-type="float">
            <text:p>95,0E-06</text:p>
          </table:table-cell>
          <table:table-cell table:style-name="ce10" office:value-type="float" office:value="0.000119" calcext:value-type="float">
            <text:p>119,0E-06</text:p>
          </table:table-cell>
          <table:table-cell table:style-name="ce9" office:value-type="float" office:value="0.000069" calcext:value-type="float">
            <text:p>69,0E-06</text:p>
          </table:table-cell>
          <table:table-cell table:style-name="ce9" office:value-type="float" office:value="0.000067" calcext:value-type="float">
            <text:p>67,0E-06</text:p>
          </table:table-cell>
          <table:table-cell table:number-columns-repeated="2" table:style-name="ce9" office:value-type="float" office:value="0.000095" calcext:value-type="float">
            <text:p>95,0E-06</text:p>
          </table:table-cell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95" calcext:value-type="float">
            <text:p>95,0E-06</text:p>
          </table:table-cell>
          <table:table-cell/>
        </table:table-row>
        <table:table-row table:style-name="ro1">
          <table:table-cell table:style-name="ce7" table:number-columns-repeated="10"/>
          <table:table-cell/>
        </table:table-row>
        <table:table-row table:style-name="ro1">
          <table:table-cell table:style-name="ce2" office:value-type="string" calcext:value-type="string">
            <text:p>LET min</text:p>
          </table:table-cell>
          <table:table-cell table:style-name="ce9" table:formula="of:=MIN([.B3:.B6])" office:value-type="float" office:value="0.000049" calcext:value-type="float">
            <text:p>49,0E-06</text:p>
          </table:table-cell>
          <table:table-cell table:style-name="ce9" table:formula="of:=MIN([.C3:.C6])" office:value-type="float" office:value="0.000083" calcext:value-type="float">
            <text:p>83,0E-06</text:p>
          </table:table-cell>
          <table:table-cell table:style-name="ce9" table:formula="of:=MIN([.D3:.D6])" office:value-type="float" office:value="0.000059" calcext:value-type="float">
            <text:p>59,0E-06</text:p>
          </table:table-cell>
          <table:table-cell table:style-name="ce9" table:formula="of:=MIN([.E3:.E6])" office:value-type="float" office:value="0.000049" calcext:value-type="float">
            <text:p>49,0E-06</text:p>
          </table:table-cell>
          <table:table-cell table:style-name="ce9" table:formula="of:=MIN([.F3:.F6])" office:value-type="float" office:value="0.000061" calcext:value-type="float">
            <text:p>61,0E-06</text:p>
          </table:table-cell>
          <table:table-cell table:style-name="ce9" table:formula="of:=MIN([.G3:.G6])" office:value-type="float" office:value="0.000083" calcext:value-type="float">
            <text:p>83,0E-06</text:p>
          </table:table-cell>
          <table:table-cell table:style-name="ce9" table:formula="of:=MIN([.H3:.H6])" office:value-type="float" office:value="0.000083" calcext:value-type="float">
            <text:p>83,0E-06</text:p>
          </table:table-cell>
          <table:table-cell table:style-name="ce9" table:formula="of:=MIN([.I3:.I6])" office:value-type="float" office:value="0.000049" calcext:value-type="float">
            <text:p>49,0E-06</text:p>
          </table:table-cell>
          <table:table-cell table:style-name="ce9" table:formula="of:=MIN([.J3:.J6])" office:value-type="float" office:value="0.000083" calcext:value-type="float">
            <text:p>83,0E-0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8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9</text:p>
          </table:table-cell>
        </table:table-row>
        <table:table-row table:style-name="ro1">
          <table:table-cell/>
          <table:table-cell table:style-name="ce16"/>
          <table:table-cell table:number-columns-repeated="3" table:style-name="ce16" office:value-type="float" office:value="49" calcext:value-type="float">
            <text:p>49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4" table:style-name="ce16" office:value-type="float" office:value="83" calcext:value-type="float">
            <text:p>83</text:p>
          </table:table-cell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5"/>
          <table:table-cell table:style-name="ce11"/>
          <table:table-cell table:number-columns-repeated="5"/>
        </table:table-row>
      </table:table>
      <table:table table:name="sumary" table:style-name="ta1">
        <table:table-column table:style-name="co3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MOS</text:p>
          </table:table-cell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8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9</text:p>
          </table:table-cell>
          <table:table-cell/>
        </table:table-row>
        <table:table-row table:style-name="ro1">
          <table:table-cell/>
          <table:table-cell table:number-columns-repeated="5" table:style-name="ce14" office:value-type="float" office:value="0.000015" calcext:value-type="float">
            <text:p>15,0E-06</text:p>
          </table:table-cell>
          <table:table-cell table:number-columns-repeated="4" table:style-name="ce14" office:value-type="float" office:value="0.000031" calcext:value-type="float">
            <text:p>31,0E-0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FET</text:p>
          </table:table-cell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8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9</text:p>
          </table:table-cell>
          <table:table-cell/>
        </table:table-row>
        <table:table-row table:style-name="ro1">
          <table:table-cell/>
          <table:table-cell table:number-columns-repeated="3" table:style-name="ce14" office:value-type="float" office:value="0.000049" calcext:value-type="float">
            <text:p>49,0E-06</text:p>
          </table:table-cell>
          <table:table-cell table:style-name="ce14" office:value-type="float" office:value="0.000059" calcext:value-type="float">
            <text:p>59,0E-06</text:p>
          </table:table-cell>
          <table:table-cell table:style-name="ce14" office:value-type="float" office:value="0.000061" calcext:value-type="float">
            <text:p>61,0E-06</text:p>
          </table:table-cell>
          <table:table-cell table:number-columns-repeated="4" table:style-name="ce14" office:value-type="float" office:value="0.000083" calcext:value-type="float">
            <text:p>83,0E-0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8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9</text:p>
          </table:table-cell>
          <table:table-cell/>
        </table:table-row>
        <table:table-row table:style-name="ro1">
          <table:table-cell/>
          <table:table-cell table:style-name="ce14" office:value-type="float" office:value="0.000049" calcext:value-type="float">
            <text:p>49,0E-06</text:p>
          </table:table-cell>
          <table:table-cell table:style-name="ce14" office:value-type="float" office:value="0.000059" calcext:value-type="float">
            <text:p>59,0E-06</text:p>
          </table:table-cell>
          <table:table-cell table:style-name="ce14" office:value-type="float" office:value="0.000049" calcext:value-type="float">
            <text:p>49,0E-06</text:p>
          </table:table-cell>
          <table:table-cell table:style-name="ce14" office:value-type="float" office:value="0.000061" calcext:value-type="float">
            <text:p>61,0E-06</text:p>
          </table:table-cell>
          <table:table-cell table:style-name="ce14" office:value-type="float" office:value="0.000049" calcext:value-type="float">
            <text:p>49,0E-06</text:p>
          </table:table-cell>
          <table:table-cell table:number-columns-repeated="4" table:style-name="ce14" office:value-type="float" office:value="0.000083" calcext:value-type="float">
            <text:p>83,0E-06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8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9</text:p>
          </table:table-cell>
        </table:table-row>
        <table:table-row table:style-name="ro1">
          <table:table-cell table:number-columns-repeated="2"/>
          <table:table-cell table:number-columns-repeated="5" table:style-name="ce16" office:value-type="float" office:value="15" calcext:value-type="float">
            <text:p>15</text:p>
          </table:table-cell>
          <table:table-cell table:number-columns-repeated="4" table:style-name="ce16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4" table:style-name="ce16" office:value-type="float" office:value="83" calcext:value-type="float">
            <text:p>83</text:p>
          </table:table-cell>
        </table:table-row>
      </table:table>
      <table:named-expressions/>
      <table:database-ranges>
        <table:database-range table:name="__Anonymous_Sheet_DB__0" table:target-range-address="cmos.C23:cmos.K24">
          <table:sort>
            <table:sort-by table:field-number="0" table:data-type="automatic"/>
          </table:sort>
        </table:database-range>
        <table:database-range table:name="__Anonymous_Sheet_DB__1" table:target-range-address="finFET.B10:finFET.D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8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09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0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11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12">
      <number:scientific-number number:decimal-places="0" loext:min-decimal-places="0" number:min-integer-digits="2" number:min-exponent-digits="2" loext:exponent-interval="2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07:49:08.833674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5-29T08:08:44.500482924</dc:date>
    <meta:editing-duration>P2DT23H10M1S</meta:editing-duration>
    <meta:editing-cycles>12</meta:editing-cycles>
    <meta:generator>LibreOffice/6.0.7.3$Linux_X86_64 LibreOffice_project/00m0$Build-3</meta:generator>
    <meta:document-statistic meta:table-count="3" meta:cell-count="2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A23:cmos.L23 cmos.A10:cmos.A10 cmos.B24:cmos.L24" chart:data-source-has-labels="both" svg:x="1.331cm" svg:y="1.275cm" svg:width="14.349cm" svg:height="6.564cm">
          <chartooo:coordinate-region svg:x="2.614cm" svg:y="1.474cm" svg:width="13.066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23:cmos.L23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</text:p>
            </chart:title>
            <chart:grid chart:style-name="ch6" chart:class="major"/>
          </chart:axis>
          <chart:series chart:style-name="ch9" chart:values-cell-range-address="cmos.B24:cmos.L24" chart:label-cell-address="cmos.A10:cmos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3:cmos.L23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24:cmos.L24</svg:desc>
                </draw:g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72.685185185185">
                <text:p>272.68518518518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72.685185185185">
                <text:p>272.685185185185</text:p>
              </table:table-cell>
              <table:table-cell office:value-type="float" office:value="272.685185185185">
                <text:p>272.68518518518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72.685185185185">
                <text:p>272.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